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715cm" svg:height="2.54cm" svg:x="1.635cm" svg:y="9.89cm">
          <text:p text:style-name="P1">Event owner</text:p>
        </draw:rect>
        <draw:rect draw:style-name="gr1" draw:text-style-name="P1" draw:layer="layout" svg:width="5.08cm" svg:height="2.54cm" svg:x="9.89cm" svg:y="9.89cm">
          <text:p text:style-name="P1">Create</text:p>
          <text:p text:style-name="P1">(Eventbrite)</text:p>
        </draw:rect>
        <draw:rect draw:style-name="gr1" draw:text-style-name="P1" draw:layer="layout" svg:width="5.08cm" svg:height="3.81cm" svg:x="9.89cm" svg:y="14.335cm">
          <text:p text:style-name="P1">Script that</text:p>
          <text:p text:style-name="P1">does magic</text:p>
          <text:p text:style-name="P1">(license,</text:p>
          <text:p text:style-name="P1">attribution)</text:p>
        </draw:rect>
        <draw:ellipse draw:style-name="gr1" draw:text-style-name="P1" draw:layer="layout" svg:width="4.445cm" svg:height="3.81cm" svg:x="2.44cm" svg:y="14.37cm">
          <text:p text:style-name="P1">Additional</text:p>
          <text:p text:style-name="P1">Data is</text:p>
          <text:p text:style-name="P1">Collected</text:p>
          <text:p text:style-name="P1"/>
        </draw:ellipse>
        <draw:line draw:style-name="gr2" draw:text-style-name="P1" draw:layer="layout" svg:x1="15.605cm" svg:y1="14.97cm" svg:x2="17.51cm" svg:y2="13.7cm">
          <text:p/>
        </draw:line>
        <draw:line draw:style-name="gr2" draw:text-style-name="P1" draw:layer="layout" svg:x1="15.605cm" svg:y1="16.24cm" svg:x2="16.24cm" svg:y2="16.24cm">
          <text:p/>
        </draw:line>
        <draw:line draw:style-name="gr2" draw:text-style-name="P1" draw:layer="layout" svg:x1="15.605cm" svg:y1="16.875cm" svg:x2="17.51cm" svg:y2="18.145cm">
          <text:p/>
        </draw:line>
        <draw:ellipse draw:style-name="gr1" draw:text-style-name="P1" draw:layer="layout" svg:width="2.44cm" svg:height="2.17cm" svg:x="17.61cm" svg:y="12.8cm">
          <text:p text:style-name="P1">Target</text:p>
          <text:p text:style-name="P1">A</text:p>
        </draw:ellipse>
        <draw:ellipse draw:style-name="gr1" draw:text-style-name="P1" draw:layer="layout" svg:width="2.44cm" svg:height="2.17cm" svg:x="17.51cm" svg:y="17.51cm">
          <text:p text:style-name="P1">Target</text:p>
          <text:p text:style-name="P1">B</text:p>
        </draw:ellipse>
        <draw:ellipse draw:style-name="gr1" draw:text-style-name="P1" draw:layer="layout" svg:width="2.44cm" svg:height="2.17cm" svg:x="17.61cm" svg:y="12.8cm">
          <text:p text:style-name="P1">Target</text:p>
          <text:p text:style-name="P1">A</text:p>
        </draw:ellipse>
        <draw:ellipse draw:style-name="gr1" draw:text-style-name="P1" draw:layer="layout" svg:width="2.905cm" svg:height="2.17cm" svg:x="16.51cm" svg:y="15.1cm">
          <text:p text:style-name="P1">Sentinel</text:p>
        </draw:ellipse>
        <draw:line draw:style-name="gr3" draw:text-style-name="P1" draw:layer="layout" svg:x1="7.35cm" svg:y1="11.16cm" svg:x2="9.89cm" svg:y2="11.16cm">
          <text:p/>
        </draw:line>
        <draw:line draw:style-name="gr1" draw:text-style-name="P1" draw:layer="layout" svg:x1="12.43cm" svg:y1="14.335cm" svg:x2="12.43cm" svg:y2="12.43cm">
          <text:p text:style-name="P1"><text:s text:c="4"/></text:p>
        </draw:line>
        <draw:line draw:style-name="gr3" draw:text-style-name="P1" draw:layer="layout" svg:x1="9.89cm" svg:y1="15.54cm" svg:x2="6.715cm" svg:y2="15.54cm">
          <text:p/>
        </draw:line>
        <draw:line draw:style-name="gr3" draw:text-style-name="P1" draw:layer="layout" svg:x1="9.891cm" svg:y1="16.94cm" svg:x2="6.716cm" svg:y2="16.94cm">
          <text:p/>
        </draw:line>
        <draw:line draw:style-name="gr2" draw:text-style-name="P1" draw:layer="layout" svg:x1="4.575cm" svg:y1="18.145cm" svg:x2="4.575cm" svg:y2="21.955cm">
          <text:p/>
        </draw:line>
        <draw:rect draw:style-name="gr1" draw:text-style-name="P1" draw:layer="layout" svg:width="4.445cm" svg:height="1.905cm" svg:x="2.27cm" svg:y="21.955cm">
          <text:p text:style-name="P1">The IT app</text:p>
        </draw:rect>
        <draw:ellipse draw:style-name="gr1" draw:text-style-name="P1" draw:layer="layout" svg:width="3.22cm" svg:height="2.445cm" svg:x="8.81cm" svg:y="18.91cm">
          <text:p text:style-name="P1">bloggers</text:p>
        </draw:ellipse>
        <draw:ellipse draw:style-name="gr1" draw:text-style-name="P1" draw:layer="layout" svg:width="3.22cm" svg:height="2.445cm" svg:x="8.81cm" svg:y="21.711cm">
          <text:p text:style-name="P1">media</text:p>
        </draw:ellipse>
        <draw:ellipse draw:style-name="gr1" draw:text-style-name="P1" draw:layer="layout" svg:width="3.22cm" svg:height="2.445cm" svg:x="8.81cm" svg:y="24.411cm">
          <text:p text:style-name="P1">Tom</text:p>
        </draw:ellipse>
        <draw:line draw:style-name="gr2" draw:text-style-name="P1" draw:layer="layout" svg:x1="8.62cm" svg:y1="20.05cm" svg:x2="7.35cm" svg:y2="21.955cm">
          <text:p/>
        </draw:line>
        <draw:line draw:style-name="gr2" draw:text-style-name="P1" draw:layer="layout" svg:x1="8.42cm" svg:y1="22.925cm" svg:x2="7.15cm" svg:y2="22.925cm">
          <text:p/>
        </draw:line>
        <draw:line draw:style-name="gr2" draw:text-style-name="P1" draw:layer="layout" svg:x1="8.62cm" svg:y1="25.13cm" svg:x2="7.35cm" svg:y2="23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arsten Wade</meta:initial-creator>
    <meta:creation-date>2012-02-25T14:56:24</meta:creation-date>
    <dc:date>2012-02-25T15:15:50</dc:date>
    <dc:creator>Karsten Wade</dc:creator>
    <meta:editing-duration>PT4M16S</meta:editing-duration>
    <meta:editing-cycles>1</meta:editing-cycles>
    <meta:document-statistic meta:object-count="23"/>
    <meta:generator>LibreOffice/3.3$Unix LibreOffice_project/330m19$Build-401</meta:generator>
  </office:meta>
</office:document-meta>
</file>